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P3" style:parent-style-name="ListParagraph" style:list-style-name="LFO1" style:family="paragraph">
      <style:text-properties fo:language="en" fo:country="US"/>
    </style:style>
    <style:style style:name="P4" style:parent-style-name="ListParagraph" style:list-style-name="LFO1" style:family="paragraph">
      <style:text-properties fo:language="en" fo:country="US"/>
    </style:style>
    <style:style style:name="P5" style:parent-style-name="ListParagraph" style:list-style-name="LFO1" style:family="paragraph">
      <style:text-properties fo:language="en" fo:country="US"/>
    </style:style>
    <style:style style:name="P6" style:parent-style-name="ListParagraph" style:list-style-name="LFO1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</office:automatic-styles>
  <office:body>
    <office:text text:use-soft-page-breaks="true">
      <text:p text:style-name="P1">Nada Saleh</text:p>
      <text:p text:style-name="Normal"><text:a xlink:href="mailto:Nadasaleh1991@hotmail.com" office:target-frame-name="_top" xlink:show="replace"><text:span text:style-name="Hyperlink">Nadasaleh1991@hotmail.com</text:span></text:a></text:p>
      <text:p text:style-name="Normal"/>
      <text:p text:style-name="P2">Business Recommendations:</text:p>
      <text:list text:style-name="LFO1" text:continue-numbering="true">
        <text:list-item>
          <text:p text:style-name="P3"><text:s/>Limit west-facing glazing to ≤10% and add external shading<text:s/></text:p>
        </text:list-item>
        <text:list-item>
          <text:p text:style-name="P4"><text:s text:c="2"/>Target RelativeCompactness ≥ 0.85 by simplifying the footprint<text:s/></text:p>
        </text:list-item>
        <text:list-item>
          <text:p text:style-name="P5"><text:s/>Prefer lower OverallHeight (fewer stories / tighter stacking)<text:s/></text:p>
        </text:list-item>
        <text:list-item>
          <text:p text:style-name="P6">Keep GlazingArea uniform (avoid large “feature glass”)</text:p>
        </text:list-item>
      </text:list>
      <text:p text:style-name="P7"/>
      <text:p text:style-name="P8"/>
      <text:p text:style-name="Normal">Project link:<text:line-break/><text:a xlink:href="https://github.com/NadaSaleh1991/EnergyEfficiencyCase" office:target-frame-name="_top" xlink:show="replace"><text:span text:style-name="Hyperlink">https://github.com/NadaSaleh1991/EnergyEfficiencyCase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da Saleh</meta:initial-creator>
    <dc:creator>Nada Saleh</dc:creator>
    <meta:creation-date>2025-09-21T16:28:00Z</meta:creation-date>
    <dc:date>2025-09-21T16:51:00Z</dc:date>
    <meta:template xlink:href="Normal" xlink:type="simple"/>
    <meta:editing-cycles>1</meta:editing-cycles>
    <meta:editing-duration>PT0S</meta:editing-duration>
    <meta:document-statistic meta:page-count="1" meta:paragraph-count="1" meta:word-count="67" meta:character-count="495" meta:row-count="3" meta:non-whitespace-character-count="429"/>
  </office:meta>
</office:document-meta>
</file>